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générale du système de fichier ext3</text:p>
      <text:p text:style-name="P2"/>
      <text:p text:style-name="P3">Une partition ext3 est constituée de:</text:p>
      <text:p text:style-name="P3">Un boot block, si la partition est bootable.</text:p>
      <text:p text:style-name="P3">Des block groups.</text:p>
      <text:p text:style-name="P3">Chaque block group est composé de:</text:p>
      <text:p text:style-name="P3">Une copie du superblock, le même pour tous les block groups.</text:p>
      <text:p text:style-name="P3">Une copie de tous les groups descriptors (il y en a autant que de block groups).</text:p>
      <text:p text:style-name="P3">Un data block bitmap.</text:p>
      <text:p text:style-name="P3">Un inode bitmap.</text:p>
      <text:p text:style-name="P3">Une inode table, contenant l'ensemble des inodes.</text:p>
      <text:p text:style-name="P3">Des data blocks contenant entre autres les données des fichiers.</text:p>
      <text:p text:style-name="P3"/>
      <text:p text:style-name="P3">Chaque structure occupe un nombre déterminé de blocks. La taille des blocks peut varier: 1Ko, 2Ko, 4Ko, et est modifiable lors de la création de la parti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2-27T17:50:54</dc:date>
    <dc:language>en-US</dc:language>
    <meta:editing-cycles>253</meta:editing-cycles>
    <meta:editing-duration>PT8H35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08" meta:character-count="625"/>
  </office:meta>
</office:document-meta>
</file>